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paragraph-rsid="001b4097" style:font-weight-asian="bold" style:font-weight-complex="bold"/>
    </style:style>
    <style:style style:name="P2" style:family="paragraph" style:parent-style-name="Standard">
      <style:paragraph-properties fo:line-height="150%" fo:text-align="start" style:justify-single-word="false"/>
      <style:text-properties fo:font-style="italic" style:text-underline-style="none" fo:font-weight="normal" officeooo:paragraph-rsid="001b4097" style:font-style-asian="italic" style:font-weight-asian="normal" style:font-style-complex="italic" style:font-weight-complex="normal"/>
    </style:style>
    <style:style style:name="P3" style:family="paragraph" style:parent-style-name="Standard">
      <style:paragraph-properties fo:line-height="150%" fo:text-align="start" style:justify-single-word="false"/>
      <style:text-properties fo:font-style="italic" style:text-underline-style="none" fo:font-weight="normal" officeooo:paragraph-rsid="001b4097" style:font-style-asian="italic" style:font-weight-asian="normal" style:language-complex="he" style:country-complex="IL" style:font-style-complex="italic" style:font-weight-complex="normal"/>
    </style:style>
    <style:style style:name="P4" style:family="paragraph" style:parent-style-name="Standard">
      <style:paragraph-properties fo:line-height="150%" fo:text-align="start" style:justify-single-word="false"/>
      <style:text-properties fo:font-style="normal" style:text-underline-style="none" fo:font-weight="normal" officeooo:paragraph-rsid="001b4097" style:font-style-asian="normal" style:font-weight-asian="normal" style:language-complex="he" style:country-complex="IL" style:font-style-complex="normal" style:font-weight-complex="normal"/>
    </style:style>
    <style:style style:name="T1" style:family="text">
      <style:text-properties officeooo:rsid="001b40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uman Beings: Instruction manual version 1</text:span></text:p>
      <text:p text:style-name="P1"><text:span text:style-name="T1">revision 1.A</text:span></text:p>
      <text:p text:style-name="P2"><text:span text:style-name="T1">Masculinum version:</text:span></text:p>
      <text:p text:style-name="P4"><text:span text:style-name="T1">Can be at one of these states at any given point in time:</text:span></text:p>
      <text:p text:style-name="P4"><text:span text:style-name="T1">I) Stupid.</text:span></text:p>
      <text:p text:style-name="P4"><text:span text:style-name="T1">II) Hungry.</text:span></text:p>
      <text:p text:style-name="P4"><text:span text:style-name="T1">III) Horny.</text:span></text:p>
      <text:p text:style-name="P4"><text:span text:style-name="T1">IV) Tired.</text:span></text:p>
      <text:p text:style-name="P4"><text:span text:style-name="T1">The usage of uniform will usually manifest all at once, and not at any particular order of prevalence.</text:span></text:p>
      <text:p text:style-name="P3"><text:span text:style-name="T1">Feminundum version:</text:span></text:p>
      <text:p text:style-name="P4"><text:span text:style-name="T1">Insufficient field data except one notion, they do tend to acknowledge their feelings towards the climate at any given point in time. Sometimes it manifests in physical form, to which the male counterpart cannot stay naïve towards this kind of inclination, but other females in the vicinity might inform the affected one. Other than that more field research is in dire need.</text:span></text:p>
      <text:p text:style-name="P3"><text:span text:style-name="T1">Neutrum version:</text:span></text:p>
      <text:p text:style-name="P4"><text:span text:style-name="T1">The only immediate case that comes to mind is Tilda Swinton in “Constantine” who plays Gabriel, an androgynous angel whose gender is relatively uncl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3:12:06.49</meta:creation-date>
    <dc:date>2013-06-17T03:26:52.18</dc:date>
    <meta:editing-duration>P0D</meta:editing-duration>
    <meta:editing-cycles>1</meta:editing-cycles>
    <meta:document-statistic meta:table-count="0" meta:image-count="0" meta:object-count="0" meta:page-count="1" meta:paragraph-count="13" meta:word-count="139" meta:character-count="835" meta:non-whitespace-character-count="709"/>
    <meta:generator>LibreOffice/4.0.3.3$Windows_x86 LibreOffice_project/0eaa50a932c8f2199a615e1eb30f7ac74279539</meta:generator>
  </office:meta>
</office:document-meta>
</file>